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2" svg:font-family="OpenSymbol" style:font-adornments="Regular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7.3194in" style:rel-column-width="65535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7.3229in" fo:margin-left="0in" fo:margin-right="-0.0035in" table:align="margins"/>
    </style:style>
    <style:style style:name="Table7.A" style:family="table-column">
      <style:table-column-properties style:column-width="1in" style:rel-column-width="8949*"/>
    </style:style>
    <style:style style:name="Table7.B" style:family="table-column">
      <style:table-column-properties style:column-width="6.3229in" style:rel-column-width="56586*"/>
    </style:style>
    <style:style style:name="Table7.A1" style:family="table-cell">
      <style:table-cell-properties fo:padding="0.0382in" fo:border="none"/>
    </style:style>
    <style:style style:name="Table7.B3" style:family="table-cell" style:data-style-name="N116">
      <style:table-cell-properties fo:padding="0.0382in" fo:border="none"/>
    </style:style>
    <style:style style:name="Table6" style:family="table">
      <style:table-properties style:width="7.3194in" table:align="margins"/>
    </style:style>
    <style:style style:name="Table6.A" style:family="table-column">
      <style:table-column-properties style:column-width="7.3194in" style:rel-column-width="65535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3194in" table:align="margins"/>
    </style:style>
    <style:style style:name="Table3.A" style:family="table-column">
      <style:table-column-properties style:column-width="7.3194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.3229in" fo:margin-left="0in" fo:margin-right="-0.0035in" table:align="margins"/>
    </style:style>
    <style:style style:name="Table5.A" style:family="table-column">
      <style:table-column-properties style:column-width="0.6035in" style:rel-column-width="5400*"/>
    </style:style>
    <style:style style:name="Table5.B" style:family="table-column">
      <style:table-column-properties style:column-width="3.2in" style:rel-column-width="28637*"/>
    </style:style>
    <style:style style:name="Table5.C" style:family="table-column">
      <style:table-column-properties style:column-width="1.7319in" style:rel-column-width="15499*"/>
    </style:style>
    <style:style style:name="Table5.D" style:family="table-column">
      <style:table-column-properties style:column-width="1.7875in" style:rel-column-width="15999*"/>
    </style:style>
    <style:style style:name="Table5.A1" style:family="table-cell">
      <style:table-cell-properties fo:background-color="#3333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33336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5.D3" style:family="table-cell" style:data-style-name="N11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Table_20_index_20_1">
      <style:paragraph-properties>
        <style:tab-stops>
          <style:tab-stop style:position="7.3193in" style:type="right" style:leader-style="dotted" style:leader-text="."/>
        </style:tab-stops>
      </style:paragraph-properties>
    </style:style>
    <style:style style:name="P10" style:family="paragraph" style:parent-style-name="Illustration_20_Index_20_1">
      <style:paragraph-properties>
        <style:tab-stops>
          <style:tab-stop style:position="7.3193in" style:type="right" style:leader-style="dotted" style:leader-text="."/>
        </style:tab-stops>
      </style:paragraph-properties>
    </style:style>
    <style:style style:name="P11" style:family="paragraph" style:parent-style-name="Heading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Heading">
      <style:text-properties fo:color="#333366"/>
    </style:style>
    <style:style style:name="P13" style:family="paragraph" style:parent-style-name="Heading">
      <style:paragraph-properties fo:break-before="page"/>
      <style:text-properties fo:color="#333366"/>
    </style:style>
    <style:style style:name="P14" style:family="paragraph" style:parent-style-name="Table_20_Heading">
      <style:paragraph-properties fo:text-align="start" style:justify-single-word="false"/>
      <style:text-properties fo:color="#ffffff"/>
    </style:style>
    <style:style style:name="P15" style:family="paragraph" style:parent-style-name="Document_20_Title">
      <style:paragraph-properties fo:text-align="end" style:justify-single-word="false"/>
      <style:text-properties fo:color="#000000" style:font-name="Arial2"/>
    </style:style>
    <style:style style:name="P16" style:family="paragraph" style:parent-style-name="Document_20_Title">
      <style:paragraph-properties fo:text-align="start" style:justify-single-word="false"/>
      <style:text-properties fo:color="#000000" style:font-name="Arial2" fo:font-size="9pt" style:font-size-asian="9pt" style:font-size-complex="9pt"/>
    </style:style>
    <style:style style:name="P17" style:family="paragraph" style:parent-style-name="Document_20_Title">
      <style:paragraph-properties fo:text-align="start" style:justify-single-word="false"/>
      <style:text-properties fo:color="#333366" style:font-name="Arial2"/>
    </style:style>
    <style:style style:name="P18" style:family="paragraph" style:parent-style-name="Standard">
      <style:paragraph-properties fo:margin-top="0.1665in" fo:margin-bottom="0.111in">
        <style:tab-stops>
          <style:tab-stop style:position="0.5in"/>
        </style:tab-stops>
      </style:paragraph-properties>
      <style:text-properties fo:color="#000000" style:text-outline="false" style:text-line-through-style="none" style:font-name="Arial Narrow" fo:font-size="9pt" fo:language="en" fo:country="US" fo:font-style="normal" fo:text-shadow="none" style:text-underline-style="none" fo:font-weight="normal" style:font-name-asian="Arial Narrow1" style:font-size-asian="9pt" style:language-asian="zxx" style:country-asian="none" style:font-style-asian="normal" style:font-weight-asian="normal" style:font-name-complex="Arial Narrow1" style:font-size-complex="9pt" style:language-complex="ar" style:country-complex="SA" style:font-style-complex="normal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20" style:family="paragraph" style:parent-style-name="Contents_20_1">
      <style:paragraph-properties>
        <style:tab-stops>
          <style:tab-stop style:position="0.25in"/>
          <style:tab-stop style:position="7.3193in" style:type="right" style:leader-style="dotted" style:leader-text="."/>
        </style:tab-stops>
      </style:paragraph-properties>
    </style:style>
    <style:style style:name="P21" style:family="paragraph" style:parent-style-name="Heading" style:master-page-name="Content_20_Page">
      <style:paragraph-properties style:page-number="auto" fo:break-before="page"/>
      <style:text-properties fo:color="#333366" fo:font-style="normal" style:font-style-asian="normal" style:font-style-complex="normal"/>
    </style:style>
    <style:style style:name="P22" style:family="paragraph" style:parent-style-name="Heading_20_1">
      <style:text-properties fo:color="#333366"/>
    </style:style>
    <style:style style:name="P23" style:family="paragraph" style:parent-style-name="Heading_20_1">
      <style:paragraph-properties fo:break-before="page"/>
      <style:text-properties fo:color="#333366"/>
    </style:style>
    <style:style style:name="P24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Heading_20_2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6" style:family="paragraph" style:parent-style-name="Heading_20_2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text-properties fo:font-size="10pt" style:font-size-asian="10pt" style:font-size-complex="10pt"/>
    </style:style>
    <style:style style:name="P30" style:family="paragraph" style:parent-style-name="Text_20_body" style:list-style-name="L1">
      <style:text-properties fo:font-size="10pt" style:font-size-asian="10pt" style:font-size-complex="10pt"/>
    </style:style>
    <style:style style:name="P31" style:family="paragraph" style:parent-style-name="Text_20_body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 style:list-style-name="L2"/>
    <style:style style:name="P34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35" style:family="paragraph" style:parent-style-name="Standard" style:master-page-name="Cover_20_Page">
      <style:paragraph-properties style:page-number="auto"/>
      <style:text-properties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116" number:title="Number">
      <number:number number:decimal-places="1" number:min-integer-digits="1"/>
    </number:number-style>
    <number:date-style style:name="N117" number:title="Date"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NUS Technology 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IT Polic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Created by:</text:p>
          </table:table-cell>
          <table:table-cell table:style-name="Table7.A1" office:value-type="string">
            <text:p text:style-name="P19">Nam Tran-Van</text:p>
          </table:table-cell>
        </table:table-row>
        <table:table-row>
          <table:table-cell table:style-name="Table7.A1" office:value-type="string">
            <text:p text:style-name="P8">Effective date:</text:p>
          </table:table-cell>
          <table:table-cell table:style-name="Table7.A1" office:value-type="string">
            <text:p text:style-name="P19">November 12, 2018</text:p>
          </table:table-cell>
        </table:table-row>
        <table:table-row>
          <table:table-cell table:style-name="Table7.A1" office:value-type="string">
            <text:p text:style-name="P8">Version:</text:p>
          </table:table-cell>
          <table:table-cell table:style-name="Table7.B3" office:value-type="float" office:value="1">
            <text:p text:style-name="P19">1.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IT Departmen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This document contains confidential and proprietary information which may not disclosed without prior written consent from NUS Software Technology Corporation.</text:p>
          </table:table-cell>
        </table:table-row>
      </table:table>
      <text:p text:style-name="P12"/>
      <text:p text:style-name="P21">Document Control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4">Version</text:p>
          </table:table-cell>
          <table:table-cell table:style-name="Table5.A1" office:value-type="string">
            <text:p text:style-name="P14">Change description</text:p>
          </table:table-cell>
          <table:table-cell table:style-name="Table5.A1" office:value-type="string">
            <text:p text:style-name="P14">Changed by</text:p>
          </table:table-cell>
          <table:table-cell table:style-name="Table5.D1" office:value-type="string">
            <text:p text:style-name="P14">Date</text:p>
          </table:table-cell>
        </table:table-row>
        <table:table-row>
          <table:table-cell table:style-name="Table5.A2" office:value-type="string">
            <text:p text:style-name="P6">1.0</text:p>
          </table:table-cell>
          <table:table-cell table:style-name="Table5.A2" office:value-type="string">
            <text:p text:style-name="P6">Initialize the document</text:p>
          </table:table-cell>
          <table:table-cell table:style-name="Table5.A2" office:value-type="string">
            <text:p text:style-name="P6">Nam Tran-Van</text:p>
          </table:table-cell>
          <table:table-cell table:style-name="Table5.D2" office:value-type="string">
            <text:p text:style-name="P6">November 12, 2018</text:p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</table:table>
      <text:p text:style-name="P7"/>
      <text:p text:style-name="P11"/>
      <text:p text:style-name="P18"/>
      <text:p text:style-name="P13">Table of Contents</text:p>
      <text:table-of-content text:style-name="Sect1" text:protected="true" text:name="Table of Contents2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ab-stop style:type="left" style:position="0.2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5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0">1.<text:tab/><text:a xlink:type="simple" xlink:href="#__RefHeading__1401_697325572" text:style-name="Internet_20_link" text:visited-style-name="Internet_20_link">Terms and definitions</text:a><text:tab/>5</text:p>
          <text:p text:style-name="P20">2.<text:tab/><text:a xlink:type="simple" xlink:href="#__RefHeading__1407_697325572" text:style-name="Internet_20_link" text:visited-style-name="Internet_20_link">General policies</text:a><text:tab/>5</text:p>
          <text:p text:style-name="P20">3.<text:tab/><text:a xlink:type="simple" xlink:href="#__RefHeading__1407_6973255722" text:style-name="Internet_20_link" text:visited-style-name="Internet_20_link">General policies</text:a><text:tab/>6</text:p>
          <text:p text:style-name="P20">4.<text:tab/><text:a xlink:type="simple" xlink:href="#__RefHeading__1407_69732557221" text:style-name="Internet_20_link" text:visited-style-name="Internet_20_link">Project information</text:a><text:tab/>6</text:p>
        </text:index-body>
      </text:table-of-content>
      <text:p text:style-name="P7"/>
      <text:p text:style-name="P13">Index of Tables</text:p>
      <text:table-index text:style-name="Sect2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P9">Table 1: Title<text:tab/>6</text:p>
        </text:index-body>
      </text:table-index>
      <text:p text:style-name="P7"/>
      <text:p text:style-name="P12">Index of Illustration</text:p>
      <text:illustration-index text:style-name="Sect2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0">Illustration 1: Title<text:tab/>7</text:p>
        </text:index-body>
      </text:illustration-index>
      <text:p text:style-name="P7"/>
      <text:p text:style-name="P7"/>
      <text:p text:style-name="P7"/>
      <text:h text:style-name="P23" text:outline-level="1"><text:bookmark-start text:name="__RefHeading__1401_697325572"/>Terms and definitions<text:bookmark-end text:name="__RefHeading__1401_697325572"/></text:h>
      <text:h text:style-name="P24" text:outline-level="2"><text:bookmark-start text:name="__RefHeading__1403_697325572"/>2FA: stands for 2-factor authentication<text:bookmark-end text:name="__RefHeading__1403_697325572"/></text:h>
      <text:h text:style-name="P24" text:outline-level="2"><text:bookmark-start text:name="__RefHeading__1405_697325572"/>Shared devices: the devices that can be used by other staffs, e.g: the test machine at the bar, mobile devices in the devices box<text:bookmark-end text:name="__RefHeading__1405_697325572"/></text:h>
      <text:p text:style-name="P28"/>
      <text:h text:style-name="P22" text:outline-level="1"><text:bookmark-start text:name="__RefHeading__1407_697325572"/>General policies<text:bookmark-end text:name="__RefHeading__1407_697325572"/></text:h>
      <text:h text:style-name="P24" text:outline-level="2"><text:bookmark-start text:name="__RefHeading__1409_697325572"/>Always use strong passwords that meet these requirements:<text:bookmark-end text:name="__RefHeading__1409_697325572"/></text:h>
      <text:list xml:id="list937772530868926207" text:style-name="L1">
        <text:list-item>
          <text:p text:style-name="P30">At least 12 characters long</text:p>
        </text:list-item>
        <text:list-item>
          <text:p text:style-name="P30">Contain at least: 1 number, 1 uppercase, 1 lowercase, 1 special character</text:p>
        </text:list-item>
      </text:list>
      <text:p text:style-name="P29">This also means the company's default password must not be used, except on shared devices</text:p>
      <text:h text:style-name="P26" text:outline-level="2"><text:bookmark-start text:name="__RefHeading__497_1207002808"/>Never use the same password for multiple accounts<text:bookmark-end text:name="__RefHeading__497_1207002808"/></text:h>
      <text:h text:style-name="P25" text:outline-level="2"><text:bookmark-start text:name="__RefHeading__499_1207002808"/><text:span text:style-name="T1">Use a password manager to manage and share credentials in a better way.</text:span><text:a xlink:type="simple" xlink:href="https://www.lastpass.com/" text:style-name="Internet_20_link" text:visited-style-name="Visited_20_Internet_20_Link"><text:span text:style-name="T1">Lastpass</text:span></text:a><text:span text:style-name="T1"> is recommended</text:span><text:bookmark-end text:name="__RefHeading__499_1207002808"/></text:h>
      <text:h text:style-name="P26" text:outline-level="2"><text:bookmark-start text:name="__RefHeading__501_1207002808"/>Never send unprotected sensitive information (e.g: send a raw password, database backup via Skype). Some use cases and recommended way:<text:bookmark-end text:name="__RefHeading__501_1207002808"/></text:h>
      <text:list xml:id="list5986994598265638548" text:style-name="L2">
        <text:list-item>
          <text:p text:style-name="P31">Share password: use password manager tool</text:p>
        </text:list-item>
        <text:list-item>
          <text:p text:style-name="P31">Share password or other text information</text:p>
          <text:list>
            <text:list-item>
              <text:p text:style-name="P33"><text:span text:style-name="T2">Write them to OpenOffice file and save with protected password. IMPORTANT: use auto-generated, strong password (by </text:span><text:span text:style-name="T3">strong password</text:span><text:span text:style-name="T2"> rule above) to prevent the password from being cracked</text:span></text:p>
            </text:list-item>
            <text:list-item>
              <text:p text:style-name="P31">Send OpenOffice file and its password via 2 different methods, e.g: send the file via Skype, send the password via email</text:p>
            </text:list-item>
          </text:list>
        </text:list-item>
        <text:list-item>
          <text:p text:style-name="P31">Share sensitive file (e.g: database backup): zip it with a password and send it and its password via 2 different methods, e.g: send the file via Skype, send the password via email</text:p>
        </text:list-item>
      </text:list>
      <text:h text:style-name="P26" text:outline-level="2"><text:bookmark-start text:name="__RefHeading__503_1207002808"/>Only share credentials to proper people that need and have rights to know the credentials<text:bookmark-end text:name="__RefHeading__503_1207002808"/></text:h>
      <text:h text:style-name="P26" text:outline-level="2"><text:bookmark-start text:name="__RefHeading__505_1207002808"/>Never save credentials on shared devices<text:bookmark-end text:name="__RefHeading__505_1207002808"/></text:h>
      <text:h text:style-name="P26" text:outline-level="2"><text:bookmark-start text:name="__RefHeading__507_1207002808"/>Sensitive information needs to be removed from shared devices after you finish using it. E.g: logout accounts, remove files, source code, etc.<text:bookmark-end text:name="__RefHeading__507_1207002808"/></text:h>
      <text:h text:style-name="P26" text:outline-level="2"><text:bookmark-start text:name="__RefHeading__509_1207002808"/>If you really need to save sensitive information (password, access token, API key, etc.) by a file, it needs to be protected. E.g: password-protected Openoffice file<text:bookmark-end text:name="__RefHeading__509_1207002808"/></text:h>
      <text:h text:style-name="P26" text:outline-level="2"><text:bookmark-start text:name="__RefHeading__511_1207002808"/>Avoid submitting information to non-SSL sites<text:bookmark-end text:name="__RefHeading__511_1207002808"/></text:h>
      <text:h text:style-name="P26" text:outline-level="2"><text:bookmark-start text:name="__RefHeading__513_1207002808"/>Enable 2FA for your accounts if possible. Don't enable 2FA for shared accounts without IT manager's approval<text:bookmark-end text:name="__RefHeading__513_1207002808"/></text:h>
      <text:h text:style-name="P26" text:outline-level="2"><text:bookmark-start text:name="__RefHeading__515_1207002808"/>The computers that are used for works (include personal computers) needs to have:<text:bookmark-end text:name="__RefHeading__515_1207002808"/></text:h>
      <text:list xml:id="list2030988139524815622" text:style-name="L3">
        <text:list-item>
          <text:p text:style-name="P32">Password-protected</text:p>
        </text:list-item>
        <text:list-item>
          <text:p text:style-name="P32">Auto-updated to latest OS security patches</text:p>
        </text:list-item>
        <text:list-item>
          <text:p text:style-name="P32">Disk encryption enabled</text:p>
        </text:list-item>
        <text:list-item>
          <text:p text:style-name="P32">USB boot disabled</text:p>
        </text:list-item>
        <text:list-item>
          <text:p text:style-name="P32">BIOS-locked with password</text:p>
        </text:list-item>
        <text:list-item>
          <text:p text:style-name="P32"><text:soft-page-break/>OS version that is being supported, for Ubuntu, use LTS versions only. E.g: at the written time, we need to use Ubuntu 16.04 or 18.04, Windows 7 or later.</text:p>
        </text:list-item>
      </text:list>
      <text:p text:style-name="P34"/>
      <text:h text:style-name="P22" text:outline-level="1"><text:bookmark-start text:name="__RefHeading__1407_6973255722"/>General policies<text:bookmark-end text:name="__RefHeading__1407_6973255722"/></text:h>
      <text:h text:style-name="P24" text:outline-level="2"><text:bookmark-start text:name="__RefHeading__1409_6973255722"/>Use SSH key authentication instead of password authentication when possible<text:bookmark-end text:name="__RefHeading__1409_6973255722"/></text:h>
      <text:h text:style-name="P24" text:outline-level="2">Only share the source code to proper people that need and have rights to have the source code</text:h>
      <text:h text:style-name="P24" text:outline-level="2">Never upload source code to public places, e.g: public Git repository, Google Drive with public access</text:h>
      <text:h text:style-name="P24" text:outline-level="2">Delete source code (and relevant information) when you leave the project</text:h>
      <text:p text:style-name="P34"/>
      <text:h text:style-name="P22" text:outline-level="1"><text:bookmark-start text:name="__RefHeading__1407_69732557221"/>Project information<text:bookmark-end text:name="__RefHeading__1407_69732557221"/></text:h>
      <text:h text:style-name="P24" text:outline-level="2"><text:bookmark-start text:name="__RefHeading__1409_69732557221"/>Never disclose project's information if the client or company doesn't allow<text:bookmark-end text:name="__RefHeading__1409_69732557221"/></text:h>
      <text:h text:style-name="P24" text:outline-level="2">Never store the production database or database backup in a local machine without approval from the manager. It needs to be deleted after use</text:h>
      <text:h text:style-name="P24" text:outline-level="2">Prevent any information on the local or staging environment from going to real users on the production environment. E.g: when using the production database for debugging, we need to change mail sending options to prevent emails from being sent to users</text:h>
      <text:h text:style-name="P24" text:outline-level="2">Don't use personal email addresses (non-<text:span text:style-name="T5">@nustechnology.com</text:span> email addresses) when working with clients, even with services like Google Docs (register Google account with company email address instead of using personal Google account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2" svg:font-family="OpenSymbol" style:font-adornments="Regular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0598in" fo:margin-bottom="0in" fo:line-height="150%" style:shadow="none" fo:keep-with-next="always"/>
      <style:text-properties fo:color="#280099" style:font-name="Arial2" fo:font-size="15pt" fo:font-style="italic" fo:font-weight="normal" style:font-name-asian="MS Mincho" style:font-size-asian="15pt" style:font-style-asian="italic" style:font-weight-asian="normal" style:font-name-complex="Tahoma" style:font-size-complex="15pt" style:font-style-complex="italic" style:font-weight-complex="normal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left="0.5209in" fo:margin-right="0in" fo:margin-top="0in" fo:margin-bottom="0in" fo:text-align="center" style:justify-single-word="false" fo:text-indent="0in" style:auto-text-indent="false" style:page-number="auto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>
      <style:paragraph-properties fo:line-height="150%" fo:text-align="end" style:justify-single-word="false"/>
      <style:text-properties fo:color="#99284c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>
      <style:paragraph-properties fo:line-height="150%" fo:text-align="end" style:justify-single-word="false"/>
      <style:text-properties fo:color="#280099" style:font-name="Times New Roman1" fo:font-size="32pt" style:font-size-asian="32pt" style:font-size-complex="3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in" fo:margin-bottom="0in" fo:text-indent="-0.5in" style:auto-text-indent="false" style:page-number="auto" fo:background-color="transparent">
        <style:tab-stops/>
        <style:background-image/>
      </style:paragraph-properties>
      <style:text-properties fo:color="#333366"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margin-top="0in" fo:margin-bottom="0in" fo:text-indent="-0.5in" style:auto-text-indent="false">
        <style:tab-stops/>
      </style:paragraph-properties>
      <style:text-properties fo:color="#000000"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in" fo:margin-bottom="0in" fo:text-indent="-0.5in" style:auto-text-indent="false">
        <style:tab-stops/>
      </style:paragraph-properties>
      <style:text-properties fo:color="#000000" style:font-name="Arial1" fo:font-size="10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margin-top="0in" fo:margin-bottom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margin-top="0in" fo:margin-bottom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>
      <style:paragraph-properties fo:text-align="justify" style:justify-single-word="false"/>
      <style:text-properties fo:color="#ffffff"/>
    </style:style>
    <style:style style:name="Table_20_Heading2" style:display-name="Table Heading2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Numbering_20_Symbols" text:bullet-char="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2"/>
      </text:list-level-style-bullet>
      <text:list-level-style-bullet text:level="6" text:style-name="Numbering_20_Symbols" text:bullet-char="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2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0.45in" fo:text-indent="-0.15in" fo:margin-left="0.6in"/>
        </style:list-level-properties>
        <style:text-properties style:font-name="Webdings"/>
      </text:list-level-style-bullet>
      <text:list-level-style-bullet text:level="5" text:style-name="Numbering_20_Symbols" text:bullet-char="">
        <style:list-level-properties text:list-level-position-and-space-mode="label-alignment">
          <style:list-level-label-alignment text:label-followed-by="listtab" text:list-tab-stop-position="0.6in" fo:text-indent="-0.15in" fo:margin-left="0.75in"/>
        </style:list-level-properties>
        <style:text-properties style:font-name="OpenSymbol2"/>
      </text:list-level-style-bullet>
      <text:list-level-style-bullet text:level="6" text:style-name="Numbering_20_Symbols" text:bullet-char="">
        <style:list-level-properties text:list-level-position-and-space-mode="label-alignment">
          <style:list-level-label-alignment text:label-followed-by="listtab" text:list-tab-stop-position="0.75in" fo:text-indent="-0.15in" fo:margin-left="0.9in"/>
        </style:list-level-properties>
        <style:text-properties style:font-name="OpenSymbol2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0.9in" fo:text-indent="-0.25in" fo:margin-left="1.15in"/>
        </style:list-level-properties>
        <style:text-properties style:font-name="Wingdings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1.15in" fo:text-indent="-0.15in" fo:margin-left="1.3in"/>
        </style:list-level-properties>
        <style:text-properties style:font-name="Wingdings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/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<text:subject/><text:title/><text:file-name text:display="name">NUS_IT_Policy_1_0</text:file-name><text:tab/></text:p>
      </style:header>
      <style:footer>
        <text:p text:style-name="MP3">Copyright © 2015, NUS Software Technology Corporation. All Rights Reserved.<text:tab/><text:page-number text:select-page="current">6</text:page-number></text:p>
      </style:footer>
    </style:master-page>
    <style:master-page style:name="Landscape_20_Page" style:display-name="Landscape Page" style:page-layout-name="Mpm4" style:next-style-name="Content_20_Page">
      <style:header>
        <text:p text:style-name="MP4"><text:file-name text:display="name">NUS_IT_Policy_1_0</text:file-name></text:p>
      </style:header>
      <style:footer>
        <text:p text:style-name="MP5">Copyright © 2014, NUS Technology JSC. All Rights Reserved.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1H11S</meta:editing-duration>
    <meta:editing-cycles>8</meta:editing-cycles>
    <meta:generator>OpenOffice/4.1.3$Unix OpenOffice.org_project/413m1$Build-9783</meta:generator>
    <meta:creation-date>2018-11-12T14:29:45</meta:creation-date>
    <meta:initial-creator>Nam Tran</meta:initial-creator>
    <dc:date>2018-11-16T15:00:32</dc:date>
    <dc:creator>Nam Tran</dc:creator>
    <meta:document-statistic meta:table-count="5" meta:image-count="0" meta:object-count="0" meta:page-count="6" meta:paragraph-count="74" meta:word-count="693" meta:character-count="4319"/>
    <meta:user-defined meta:name="Info 1"/>
    <meta:user-defined meta:name="Info 2"/>
    <meta:user-defined meta:name="Info 3"/>
    <meta:user-defined meta:name="Info 4"/>
  </office:meta>
</office:document-meta>
</file>